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546bc"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9"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10"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12" style:family="paragraph" style:parent-style-name="Standard">
      <style:paragraph-properties fo:line-height="150%" fo:text-align="justify" style:justify-single-word="false"/>
      <style:text-properties officeooo:paragraph-rsid="00386f20"/>
    </style:style>
    <style:style style:name="P13" style:family="paragraph" style:parent-style-name="Standard">
      <style:paragraph-properties fo:line-height="150%" fo:text-align="justify" style:justify-single-word="false"/>
      <style:text-properties officeooo:paragraph-rsid="003a5f47"/>
    </style:style>
    <style:style style:name="P14" style:family="paragraph" style:parent-style-name="Standard">
      <style:paragraph-properties fo:line-height="150%" fo:text-align="justify" style:justify-single-word="false"/>
      <style:text-properties officeooo:paragraph-rsid="003e3e87"/>
    </style:style>
    <style:style style:name="P15" style:family="paragraph" style:parent-style-name="Standard">
      <style:paragraph-properties fo:text-align="center" style:justify-single-word="false"/>
      <style:text-properties officeooo:paragraph-rsid="00176ef8"/>
    </style:style>
    <style:style style:name="P16"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41f172"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officeooo:paragraph-rsid="0041f172"/>
    </style:style>
    <style:style style:name="T1" style:family="text">
      <style:text-properties officeooo:rsid="001c9e91"/>
    </style:style>
    <style:style style:name="T2" style:family="text">
      <style:text-properties officeooo:rsid="001e9a92"/>
    </style:style>
    <style:style style:name="T3" style:family="text">
      <style:text-properties fo:font-weight="normal" style:font-weight-asian="normal" style:font-weight-complex="normal"/>
    </style:style>
    <style:style style:name="T4" style:family="text">
      <style:text-properties officeooo:rsid="001fc0b4"/>
    </style:style>
    <style:style style:name="T5" style:family="text">
      <style:text-properties officeooo:rsid="002333be"/>
    </style:style>
    <style:style style:name="T6" style:family="text">
      <style:text-properties officeooo:rsid="00289fcf"/>
    </style:style>
    <style:style style:name="T7" style:family="text">
      <style:text-properties style:font-name="Times new roman"/>
    </style:style>
    <style:style style:name="T8" style:family="text">
      <style:text-properties style:font-name="Times new roman" fo:language="pt" fo:country="BR"/>
    </style:style>
    <style:style style:name="T9" style:family="text">
      <style:text-properties style:font-name="Times new roman" officeooo:rsid="002fc97b"/>
    </style:style>
    <style:style style:name="T10" style:family="text">
      <style:text-properties style:font-name="Times new roman" fo:font-style="italic" officeooo:rsid="002fc97b" style:font-style-asian="italic" style:font-style-complex="italic"/>
    </style:style>
    <style:style style:name="T11" style:family="text">
      <style:text-properties style:font-name="Times new roman" fo:font-style="italic" style:text-underline-style="none" style:font-style-asian="italic" style:font-style-complex="italic"/>
    </style:style>
    <style:style style:name="T12"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style:text-underline-style="none" fo:font-weight="normal" officeooo:rsid="0034b6b0"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25"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26" style:family="text">
      <style:text-properties style:font-name="Times new roman" fo:font-size="12pt" fo:language="pt" fo:country="BR" fo:font-style="normal" style:text-underline-style="none" fo:font-weight="normal" officeooo:rsid="00400888" style:font-size-asian="10.5pt" style:font-style-asian="normal" style:font-weight-asian="normal" style:font-size-complex="12pt" style:font-style-complex="normal" style:font-weight-complex="normal"/>
    </style:style>
    <style:style style:name="T27" style:family="text">
      <style:text-properties style:font-name="Times new roman" fo:font-size="12pt" fo:language="pt" fo:country="BR" fo:font-style="normal" style:text-underline-style="none" fo:font-weight="normal" officeooo:rsid="0041f172" style:font-size-asian="10.5pt" style:font-style-asian="normal" style:font-weight-asian="normal" style:font-size-complex="12pt" style:font-style-complex="normal" style:font-weight-complex="normal"/>
    </style:style>
    <style:style style:name="T28" style:family="text">
      <style:text-properties style:font-name="Times new roman" fo:font-size="12pt" fo:language="pt" fo:country="BR" fo:font-style="normal" style:text-underline-style="none" fo:font-weight="normal" officeooo:rsid="004233df" style:font-size-asian="10.5pt" style:font-style-asian="normal" style:font-weight-asian="normal" style:font-size-complex="12pt" style:font-style-complex="normal" style:font-weight-complex="normal"/>
    </style:style>
    <style:style style:name="T29"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30" style:family="text">
      <style:text-properties style:font-name="Times new roman" fo:language="pt" fo:country="PT" style:text-underline-style="none" officeooo:rsid="003546bc"/>
    </style:style>
    <style:style style:name="T31" style:family="text">
      <style:text-properties style:font-name="Times new roman" fo:language="pt" fo:country="PT" style:text-underline-style="none" officeooo:rsid="00379406"/>
    </style:style>
    <style:style style:name="T32"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33"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34"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ÍTULO DO TRABALHO</text:p>
      <text:p text:style-name="P9"/>
      <text:p text:style-name="P15"><text:span text:style-name="T32">Vítor Kei Taira Tamada </text:span><text:span text:style-name="T33">(</text:span><text:span text:style-name="T32">vitor_kei9@hotmail.com</text:span><text:span text:style-name="T33">)</text:span></text:p>
      <text:p text:style-name="P11">FLO0398 - Cultura Japonesa II – Professor Koichi Mori</text:p>
      <text:p text:style-name="P11"/>
      <text:p text:style-name="P5">Introdução</text:p>
      <text:p text:style-name="P2"><text:tab/><text:span text:style-name="T1">Introdução do texto. Deve ter no mínimo 8 páginas. Capa opcional (não contada para as 8 páginas).</text:span></text:p>
      <text:p text:style-name="P2"/>
      <text:p text:style-name="P6">1 Período Kamakura</text:p>
      <text:p text:style-name="P2"><text:tab/><text:span text:style-name="T6">Com a vitória da família Minamoto sobre o clã Taira na Guerra Genpei (1180~1185), estabeleceu-se o período Kamakura até 1333. Esse período é marcado pela ascenção dos samurais, surgimento das castas de guerreiros, e esbalecimento do feudalismo no Japão.</text:span></text:p>
      <text:p text:style-name="P16"><text:span text:style-name="T7"><text:tab/></text:span><text:span text:style-name="T9">Em 1185, Minamoto no Yoritomo liderou a vitória na Batalha de Dan-no-ura que encerrou a Guerra Genpei. Poucos meses depois, recebeu, da corte imperial, permissão para nomear </text:span><text:span text:style-name="T10">shugos</text:span><text:span text:style-name="T9"> e </text:span><text:span text:style-name="T10">jit</text:span><text:span text:style-name="T11">ō</text:span><text:span text:style-name="T10">s</text:span><text:span text:style-name="T9"> e, em 1192, o título de </text:span><text:span text:style-name="T10">Sei-i Taish</text:span><text:span text:style-name="T11">ō</text:span><text:span text:style-name="T10">gun</text:span><text:span text:style-name="T9">. Isso resultou no reconhecimento formal do governo Kamakura, criado por Yoritomo durante a guerra contra o clã Taira, pelo governo imperial em Ky</text:span><text:span text:style-name="T34">ō</text:span><text:span text:style-name="T9">to, estabelecendo o shogunato Kamakura.</text:span></text:p>
      <text:p text:style-name="P17"><text:span text:style-name="T12"><text:tab/></text:span><text:span text:style-name="T13">No começo, havia um equilíbrio entre os governos situados em Ky</text:span><text:span text:style-name="T16">ō</text:span><text:span text:style-name="T13">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autoridade. O resultado desses conflitos foi a tomada do controle do shogunato pelo clã H</text:span><text:span text:style-name="T16">ō</text:span><text:span text:style-name="T13">j</text:span><text:span text:style-name="T16">ō</text:span><text:span text:style-name="T13">, por meio de H</text:span><text:span text:style-name="T16">ō</text:span><text:span text:style-name="T13">j</text:span><text:span text:style-name="T16">ō</text:span><text:span text:style-name="T13"> Masako, viúva de Yoritomo.</text:span></text:p>
      <text:p text:style-name="P12"><text:span text:style-name="T13"><text:tab/></text:span><text:span text:style-name="T14">A crescente interferência do shogunato nas questões políticas do Japão culminou na </text:span><text:span text:style-name="T13">Guerra J</text:span><text:span text:style-name="T16">ō</text:span><text:span text:style-name="T17">ky</text:span><text:bookmark text:name="firstHeading"/><text:span text:style-name="T30">ū (1221), também conhecida como Rebelião </text:span><text:span text:style-name="T18">J</text:span><text:span text:style-name="T16">ō</text:span><text:span text:style-name="T17">ky</text:span><text:bookmark text:name="firstHeading2"/><text:span text:style-name="T30">ū, entre o corte imperial, liderada pelo antigo imperador Go-Toba, e </text:span><text:span text:style-name="T31">o clã H</text:span><text:span text:style-name="T16">ō</text:span><text:span text:style-name="T20">j</text:span><text:span text:style-name="T16">ō, </text:span><text:span text:style-name="T20">liderado pelo </text:span><text:span text:style-name="T30">segundo regente, H</text:span><text:span text:style-name="T16">ō</text:span><text:span text:style-name="T17">j</text:span><text:span text:style-name="T16">ō </text:span><text:span text:style-name="T17">Yoshitoki. </text:span><text:span text:style-name="T19">Com a vitória d</text:span><text:span text:style-name="T20">o shogunato, a corte imperial foi finalmente colocada sob controle dos H</text:span><text:span text:style-name="T16">ō</text:span><text:span text:style-name="T20">j</text:span><text:span text:style-name="T16">ō</text:span><text:span text:style-name="T20">s e o poder sobre o Japão se consolidou em Kamakura.</text:span></text:p>
      <text:p text:style-name="P14"><text:span text:style-name="T20"><text:tab/></text:span><text:span text:style-name="T23">Um dos maiores destaques e conquistas da regência H</text:span><text:span text:style-name="T16">ō</text:span><text:span text:style-name="T23">j</text:span><text:span text:style-name="T16">ō </text:span><text:span text:style-name="T23">foram contra as invasões dos mongóis, em 1274 e em 1281. </text:span><text:span text:style-name="T24">Em ambas as invasões, tempestades torrenciais auxiliaram os japoneses a repelirem os invasores, </text:span><text:span text:style-name="T25">o que iniciou uma crença na proteção dos deuses, em </text:span><text:soft-page-break/><text:span text:style-name="T25">particular dos ventos divinos, </text:span><text:span text:style-name="T29">kamikaze</text:span><text:span text:style-name="T25">. Por mais que essas vitórias tenham criado um clima de nacionalismo e aumento do prestígio da família H</text:span><text:span text:style-name="T16">ō</text:span><text:span text:style-name="T25">j</text:span><text:span text:style-name="T16">ō, </text:span><text:span text:style-name="T25">uma sensação de medo e temor por novas invasões também se estabeleceu. </text:span><text:span text:style-name="T28">Além disso, a</text:span><text:span text:style-name="T25"> compensação que as famílias dos que participaram das batalhas exigiram era dificilmente realizáve</text:span><text:span text:style-name="T27">l</text:span><text:span text:style-name="T25">, pois os inimigos, </text:span><text:span text:style-name="T27">por serem estrangeiros,</text:span><text:span text:style-name="T25"> não deixaram terras que pudessem ser distribuídas como pagamento pelos serviços militares. Os problemas financeiros resultantes dessas batalhas levaram a queda da lealdade dos vassalos com seus senhores </text:span><text:span text:style-name="T27">e foi um dos principais motivos da decadência do shogunato Kamakura</text:span><text:span text:style-name="T25">.</text:span></text:p>
      <text:p text:style-name="P13"><text:span text:style-name="T20"><text:tab/></text:span><text:span text:style-name="T21">A regência H</text:span><text:span text:style-name="T16">ō</text:span><text:span text:style-name="T21">j</text:span><text:span text:style-name="T16">ō </text:span><text:span text:style-name="T21">durou até o final do período Kamakura e </text:span><text:span text:style-name="T22">teve um governo forte e estável. Ironicamente, o clã H</text:span><text:span text:style-name="T16">ō</text:span><text:span text:style-name="T22">j</text:span><text:span text:style-name="T16">ō </text:span><text:span text:style-name="T22">faz parte da linha</text:span><text:span text:style-name="T23">gem</text:span><text:span text:style-name="T22"> da família Taira, derrotada pela família Minamoto.</text:span></text:p>
      <text:p text:style-name="P3"/>
      <text:p text:style-name="P7"><text:span text:style-name="T6">2</text:span> <text:span text:style-name="T6">Segunda</text:span> <text:span text:style-name="T2">S</text:span>eção</text:p>
      <text:p text:style-name="P4"><text:tab/><text:span text:style-name="T5">Ao longo do período Kamakura, uma das principais formas de pagamento em casos de guerra era dada em forma de lotes de terra aos vassalos do lado vitorioso. Contudo, como as invasões dos mongóis em 1274 e 1281 tiveram inimigos que vieram de terras além do oceano, não foi possível conceder tal recompensa após repelirem os invasores. Com a redução dos pagamentos, o nível de insatisfação dos guerreiros aumentou.</text:span></text:p>
      <text:p text:style-name="P4"><text:tab/></text:p>
      <text:p text:style-name="P4"/>
      <text:p text:style-name="P8">Consideranções Finais</text:p>
      <text:p text:style-name="P8"><text:tab/><text:span text:style-name="T3">Considerações finais do texto</text:span></text:p>
      <text:p text:style-name="P4"/>
      <text:p text:style-name="P7">Bibliografia</text:p>
      <text:p text:style-name="P1"><text:a xlink:type="simple" xlink:href="https://www.slideshare.net/colegiogeniosdofuturo/modelo-formatao-artigo-cientfico" text:style-name="Internet_20_link" text:visited-style-name="Visited_20_Internet_20_Link"><text:span text:style-name="T8">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8">https://edisciplinas.usp.br/pluginfile.php/389223/mod_resource/content/1/FORMATA%C3%87%C3%83O%20DO%20ARTIGO%20CIENT%C3%8DFICO.pdf</text:span></text:a></text:p>
      <text:p text:style-name="P4">http://www.academia.edu/18936537/El_Imperio_Japon%C3%A9s_-_John_Whitney_Hall</text:p>
      <text:p text:style-name="P4">Japan, from prehistory to modern timesby John Whitney Hall. <text:span text:style-name="T4">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799in" fo:margin-bottom="0.7874in" fo:margin-left="1.1799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2T21:26:31.013164084</dc:date>
    <meta:editing-duration>PT2H26M13S</meta:editing-duration>
    <meta:editing-cycles>14</meta:editing-cycles>
    <meta:generator>LibreOffice/6.0.6.2$Linux_X86_64 LibreOffice_project/00m0$Build-2</meta:generator>
    <meta:document-statistic meta:table-count="0" meta:image-count="0" meta:object-count="0" meta:page-count="2" meta:paragraph-count="22" meta:word-count="567" meta:character-count="3859" meta:non-whitespace-character-count="3302"/>
  </office:meta>
</office:document-meta>
</file>